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cm" fo:margin-bottom="0cm"/>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writing-mode="lr-t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oici plusieurs cartes de cybermenaces en temps réel que vous pouvez intégrer à votre site web, chacune offrant des fonctionnalités spécifiques :</text:p>
      <text:p text:style-name="Horizontal_20_Line"/>
      <text:h text:style-name="Heading_20_3" text:outline-level="3">? <text:span text:style-name="Strong_20_Emphasis">1. Kaspersky Cyberthreat Map</text:span></text:h>
      <text:p text:style-name="Text_20_body">Kaspersky propose un widget personnalisable de sa carte des cybermenaces en temps réel. Vous pouvez ajuster la langue (y compris le français), la taille, le thème (clair ou sombre) et le type (dynamique ou statique). Une fois configuré, vous obtenez un code HTML à intégrer directement sur votre site.</text:p>
      <text:p text:style-name="Text_20_body">? <text:a xlink:type="simple" xlink:href="https://cybermap.kaspersky.com/widget" office:target-frame-name="_new" xlink:show="replace" text:style-name="Internet_20_link" text:visited-style-name="Visited_20_Internet_20_Link">Configurer et obtenir le widget</text:a></text:p>
      <text:p text:style-name="Horizontal_20_Line"/>
      <text:h text:style-name="Heading_20_3" text:outline-level="3">? <text:span text:style-name="Strong_20_Emphasis">2. Digital Attack Map (par Google &amp; Arbor Networks)</text:span></text:h>
      <text:p text:style-name="Text_20_body">Cette carte interactive affiche les attaques DDoS majeures en temps réel. Elle offre une option d'intégration via un code HTML, vous permettant d'ajouter une visualisation dynamique des attaques sur votre site.</text:p>
      <text:p text:style-name="Text_20_body">? <text:a xlink:type="simple" xlink:href="https://www.digitalattackmap.com/" office:target-frame-name="_new" xlink:show="replace" text:style-name="Internet_20_link" text:visited-style-name="Visited_20_Internet_20_Link">Obtenir le code d'intégration</text:a></text:p>
      <text:p text:style-name="Horizontal_20_Line"/>
      <text:h text:style-name="Heading_20_3" text:outline-level="3">? <text:span text:style-name="Strong_20_Emphasis">3. Radware Live Threat Map</text:span></text:h>
      <text:p text:style-name="Text_20_body">Radware fournit une carte en temps réel des cyberattaques basée sur son réseau mondial de détection. Bien qu'aucun widget officiel ne soit mentionné, vous pouvez contacter Radware pour discuter des options d'intégration adaptées à votre site.<text:a xlink:type="simple" xlink:href="https://livethreatmap.radware.com/?utm_source=chatgpt.com" office:target-frame-name="_blank" xlink:show="new" text:style-name="Internet_20_link" text:visited-style-name="Visited_20_Internet_20_Link">livethreatmap.radware.com+1Radware+1</text:a></text:p>
      <text:p text:style-name="Text_20_body">? <text:a xlink:type="simple" xlink:href="https://livethreatmap.radware.com/" office:target-frame-name="_new" xlink:show="replace" text:style-name="Internet_20_link" text:visited-style-name="Visited_20_Internet_20_Link">Voir la carte en direct</text:a></text:p>
      <text:p text:style-name="Horizontal_20_Line"/>
      <text:h text:style-name="Heading_20_3" text:outline-level="3">? <text:span text:style-name="Strong_20_Emphasis">4. Bitdefender Threat Map</text:span></text:h>
      <text:p text:style-name="Text_20_body">Bitdefender propose une carte des menaces affichant les attaques en temps réel, y compris les types d'attaques et les pays concernés. Pour l'intégrer à votre site, il est recommandé de contacter Bitdefender afin d'obtenir les autorisations nécessaires.</text:p>
      <text:p text:style-name="Text_20_body">? <text:a xlink:type="simple" xlink:href="https://threatmap.bitdefender.com/" office:target-frame-name="_new" xlink:show="replace" text:style-name="Internet_20_link" text:visited-style-name="Visited_20_Internet_20_Link">Consulter la carte</text:a></text:p>
      <text:p text:style-name="Horizontal_20_Line"/>
      <text:h text:style-name="Heading_20_3" text:outline-level="3">? <text:span text:style-name="Strong_20_Emphasis">5. Check Point ThreatCloud Map</text:span></text:h>
      <text:p text:style-name="Text_20_body">Check Point offre une carte des cybermenaces en direct via sa plateforme ThreatCloud. Bien qu'aucun widget d'intégration ne soit directement disponible, vous pouvez explorer les options d'intégration en contactant leur équipe.</text:p>
      <text:p text:style-name="Text_20_body">? <text:a xlink:type="simple" xlink:href="https://threatmap.checkpoint.com/" office:target-frame-name="_new" xlink:show="replace" text:style-name="Internet_20_link" text:visited-style-name="Visited_20_Internet_20_Link">Accéder à la carte</text:a></text:p>
      <text:p text:style-name="Horizontal_20_Line"/>
      <text:h text:style-name="Heading_20_3" text:outline-level="3"><text:soft-page-break/>✅ <text:span text:style-name="Strong_20_Emphasis">Recommandation</text:span></text:h>
      <text:p text:style-name="Text_20_body">Pour une intégration simple et rapide, le widget de <text:span text:style-name="Strong_20_Emphasis">Kaspersky</text:span> est particulièrement adapté. Il est personnalisable, multilingue et facile à intégrer via un simple code HTML.</text:p>
      <text:p text:style-name="Text_20_body">Si vous souhaitez explorer d'autres options ou avez besoin d'assistance pour l'intégration, n'hésitez pas à demander !</text:p>
      <text:p text:style-name="P5"><draw:frame draw:style-name="fr1" draw:name="images1" text:anchor-type="as-char" svg:width="0.847cm" svg:height="0.847cm" draw:z-index="0"><draw:image xlink:href="https://www.google.com/s2/favicons?domain=https://livethreatmap.radware.com&amp;sz=32" xlink:type="simple" xlink:show="embed" xlink:actuate="onLoad"/><svg:title>Favicon</svg:title></draw:frame></text:p>
      <text:p text:style-name="P5">Sources</text:p>
      <text:p text:style-name="Text_20_body">4o</text:p>
      <text:h text:style-name="Heading_20_5" text:outline-level="5">Vous avez dit :</text:h>
      <text:p text:style-name="Text_20_body">&lt;iframe width="640" height="640" src="https://cybermap.kaspersky.com/en/widget/dynamic/dark" frameborder="0"&gt; jai integrer sa mon site web il ne charge plus en local </text:p>
      <text:h text:style-name="Heading_20_6" text:outline-level="6">ChatGPT a dit :</text:h>
      <text:p text:style-name="Text_20_body">Si votre site <text:span text:style-name="Strong_20_Emphasis">ne charge plus en local</text:span> après avoir intégré cette iframe Kaspersky, il y a probablement un <text:span text:style-name="Strong_20_Emphasis">problème lié à la sécurité des contenus intégrés (CSP, HTTPS, ou sandboxing)</text:span>.</text:p>
      <text:p text:style-name="Text_20_body">Voici les causes les plus probables et comment les corriger :</text:p>
      <text:p text:style-name="Horizontal_20_Line"/>
      <text:h text:style-name="Heading_20_3" text:outline-level="3">✅ 1. <text:span text:style-name="Strong_20_Emphasis">Votre site est en HTTP et Kaspersky est en HTTPS</text:span></text:h>
      <text:p text:style-name="Text_20_body">Certains navigateurs <text:span text:style-name="Strong_20_Emphasis">bloqueront automatiquement les iframes HTTPS</text:span> si vous chargez votre site en HTTP (non sécurisé).</text:p>
      <text:h text:style-name="Heading_20_4" text:outline-level="4">✅ Solution :</text:h>
      <text:list xml:id="list8739374848553917991" text:style-name="L1">
        <text:list-item>
          <text:p text:style-name="P1">Chargez votre site localement avec HTTPS (via <text:span text:style-name="Source_20_Text">localhost</text:span> avec un certificat, ex: <text:a xlink:type="simple" xlink:href="https://github.com/FiloSottile/mkcert" office:target-frame-name="_new" xlink:show="replace" text:style-name="Internet_20_link" text:visited-style-name="Visited_20_Internet_20_Link">mkcert</text:a>).</text:p>
        </text:list-item>
        <text:list-item>
          <text:p text:style-name="P1">Ou testez directement en ligne sur un hébergement HTTPS.</text:p>
        </text:list-item>
      </text:list>
      <text:p text:style-name="Horizontal_20_Line"/>
      <text:h text:style-name="Heading_20_3" text:outline-level="3">✅ 2. <text:span text:style-name="Strong_20_Emphasis">Politique CORS ou sandbox du navigateur</text:span></text:h>
      <text:p text:style-name="Text_20_body">Les iframes externes comme celle de Kaspersky <text:span text:style-name="Strong_20_Emphasis">peuvent être restreintes</text:span> par le navigateur en local, surtout avec certains outils comme <text:span text:style-name="Source_20_Text">file://</text:span> (ouvrir un fichier HTML localement sans serveur).</text:p>
      <text:h text:style-name="Heading_20_4" text:outline-level="4">✅ Solution :</text:h>
      <text:list xml:id="list4746895398526053166" text:style-name="L2">
        <text:list-item>
          <text:p text:style-name="P2">Assurez-vous d'utiliser un serveur local (ex: <text:span text:style-name="Source_20_Text">Live Server</text:span> de VS Code, ou <text:span text:style-name="Source_20_Text">http-server</text:span> en Node.js).</text:p>
        </text:list-item>
        <text:list-item>
          <text:p text:style-name="P2">Ne testez <text:span text:style-name="Strong_20_Emphasis">pas</text:span> en ouvrant directement le fichier HTML avec double-clic (<text:span text:style-name="Source_20_Text">file:///...</text:span>).</text:p>
        </text:list-item>
      </text:list>
      <text:p text:style-name="Horizontal_20_Line"/>
      <text:h text:style-name="Heading_20_3" text:outline-level="3">✅ 3. <text:span text:style-name="Strong_20_Emphasis">Script bloqué par votre navigateur</text:span></text:h>
      <text:p text:style-name="Text_20_body">Certains navigateurs avec des paramètres de sécurité stricts ou des extensions (ex: adblock, noscript) bloquent le contenu externe.</text:p>
      <text:h text:style-name="Heading_20_4" text:outline-level="4"><text:soft-page-break/>✅ Solution :</text:h>
      <text:list xml:id="list1684669872799319800" text:style-name="L3">
        <text:list-item>
          <text:p text:style-name="P3">Désactivez temporairement les extensions comme Adblock.</text:p>
        </text:list-item>
        <text:list-item>
          <text:p text:style-name="P3">Essayez avec un autre navigateur.</text:p>
        </text:list-item>
      </text:list>
      <text:p text:style-name="Horizontal_20_Line"/>
      <text:h text:style-name="Heading_20_3" text:outline-level="3">✅ 4. <text:span text:style-name="Strong_20_Emphasis">Test en production ou staging</text:span></text:h>
      <text:p text:style-name="Text_20_body">Pour vous assurer que tout fonctionne, testez sur un hébergement temporaire comme :</text:p>
      <text:list xml:id="list3439893991356714803" text:style-name="L4">
        <text:list-item>
          <text:p text:style-name="P4"><text:a xlink:type="simple" xlink:href="https://www.netlify.com/" office:target-frame-name="_new" xlink:show="replace" text:style-name="Internet_20_link" text:visited-style-name="Visited_20_Internet_20_Link">Netlify</text:a></text:p>
        </text:list-item>
        <text:list-item>
          <text:p text:style-name="P4"><text:a xlink:type="simple" xlink:href="https://vercel.com/" office:target-frame-name="_new" xlink:show="replace" text:style-name="Internet_20_link" text:visited-style-name="Visited_20_Internet_20_Link">Vercel</text:a></text:p>
        </text:list-item>
        <text:list-item>
          <text:p text:style-name="P4"><text:a xlink:type="simple" xlink:href="https://pages.github.com/" office:target-frame-name="_new" xlink:show="replace" text:style-name="Internet_20_link" text:visited-style-name="Visited_20_Internet_20_Link">GitHub Pages</text:a></text:p>
        </text:list-item>
      </text:list>
      <text:p text:style-name="Horizontal_20_Line"/>
      <text:h text:style-name="Heading_20_3" text:outline-level="3">Exemple de code correct :</text:h>
      <text:p text:style-name="Preformatted_20_Text">html</text:p>
      <text:p text:style-name="Preformatted_20_Text">CopierModifier</text:p>
      <text:p text:style-name="P6"><text:span text:style-name="Source_20_Text">&lt;iframe</text:span></text:p>
      <text:p text:style-name="P6"><text:span text:style-name="Source_20_Text"><text:s text:c="2"/>width="640"</text:span></text:p>
      <text:p text:style-name="P6"><text:span text:style-name="Source_20_Text"><text:s text:c="2"/>height="640"</text:span></text:p>
      <text:p text:style-name="P6"><text:span text:style-name="Source_20_Text"><text:s text:c="2"/>src="https://cybermap.kaspersky.com/en/widget/dynamic/dark"</text:span></text:p>
      <text:p text:style-name="P6"><text:span text:style-name="Source_20_Text"><text:s text:c="2"/>frameborder="0"</text:span></text:p>
      <text:p text:style-name="P6"><text:span text:style-name="Source_20_Text"><text:s text:c="2"/>allowfullscreen</text:span></text:p>
      <text:p text:style-name="P6"><text:span text:style-name="Source_20_Text"><text:s text:c="2"/>loading="lazy"&gt;</text:span></text:p>
      <text:p text:style-name="P7"><text:span text:style-name="Source_20_Text">&lt;/iframe&gt;</text:span></text:p>
      <text:p text:style-name="Horizontal_20_Line"/>
      <text:p text:style-name="Text_20_body">Souhaitez-vous que je vous aide à créer un petit serveur local HTTPS pour tester correctement l’ifra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S</meta:editing-duration>
    <meta:editing-cycles>3</meta:editing-cycles>
    <meta:generator>OpenOffice/4.1.15$Win32 OpenOffice.org_project/4115m2$Build-9813</meta:generator>
    <dc:date>2025-05-04T11:53:09.86</dc:date>
    <meta:document-statistic meta:table-count="0" meta:image-count="1" meta:object-count="0" meta:page-count="3" meta:paragraph-count="59" meta:word-count="601" meta:character-count="3942"/>
    <meta:user-defined meta:name="Info 1"/>
    <meta:user-defined meta:name="Info 2"/>
    <meta:user-defined meta:name="Info 3"/>
    <meta:user-defined meta:name="Info 4"/>
  </office:meta>
</office:document-meta>
</file>